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E0000000E14C6D352A15672F2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685" officeooo:paragraph-rsid="000ff6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hacker" xlink:href="Pictures/10000000000000E0000000E14C6D352A15672F20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draw:fill="bitmap" draw:fill-image-name="hacker" draw:fill-image-width="0in" draw:fill-image-height="0in" style:repeat="stretch" draw:fill-image-ref-point-x="0%" draw:fill-image-ref-point-y="0%" draw:fill-image-ref-point="center" draw:tile-repeat-offset="0% vertical" style:footnote-max-height="0in" loext:margin-gutter="0in">
        <style:background-image xlink:href="Pictures/10000000000000E0000000E14C6D352A15672F20.png" xlink:type="simple" xlink:actuate="onLoad" style:repeat="stretch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hacker" draw:fill-image-width="0in" draw:fill-image-height="0in" style:repeat="stretch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5:33:24.616639882</meta:creation-date>
    <dc:date>2022-11-30T15:41:04.601105069</dc:date>
    <meta:editing-duration>PT7M4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